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722in" table:align="left" style:may-break-between-rows="true" table:border-model="collapsing"/>
    </style:style>
    <style:style style:name="Table1.A" style:family="table-column">
      <style:table-column-properties style:column-width="0.5188in"/>
    </style:style>
    <style:style style:name="Table1.B" style:family="table-column">
      <style:table-column-properties style:column-width="0.5458in"/>
    </style:style>
    <style:style style:name="Table1.C" style:family="table-column">
      <style:table-column-properties style:column-width="0.5181in"/>
    </style:style>
    <style:style style:name="Table1.D" style:family="table-column">
      <style:table-column-properties style:column-width="0.4993in"/>
    </style:style>
    <style:style style:name="Table1.E" style:family="table-column">
      <style:table-column-properties style:column-width="0.7361in"/>
    </style:style>
    <style:style style:name="Table1.F" style:family="table-column">
      <style:table-column-properties style:column-width="0.7542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F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F5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925in" table:align="left" style:may-break-between-rows="true" table:border-model="collapsing"/>
    </style:style>
    <style:style style:name="Table2.A" style:family="table-column">
      <style:table-column-properties style:column-width="1.5549in"/>
    </style:style>
    <style:style style:name="Table2.B" style:family="table-column">
      <style:table-column-properties style:column-width="1.1174in"/>
    </style:style>
    <style:style style:name="Table2.C" style:family="table-column">
      <style:table-column-properties style:column-width="2.3681in"/>
    </style:style>
    <style:style style:name="Table2.D" style:family="table-column">
      <style:table-column-properties style:column-width="1.8847in"/>
    </style:style>
    <style:style style:name="Table2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D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A7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D7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925in" table:align="left" style:may-break-between-rows="true" table:border-model="collapsing"/>
    </style:style>
    <style:style style:name="Table3.A" style:family="table-column">
      <style:table-column-properties style:column-width="1.5444in"/>
    </style:style>
    <style:style style:name="Table3.B" style:family="table-column">
      <style:table-column-properties style:column-width="0.9326in"/>
    </style:style>
    <style:style style:name="Table3.C" style:family="table-column">
      <style:table-column-properties style:column-width="2.4889in"/>
    </style:style>
    <style:style style:name="Table3.D" style:family="table-column">
      <style:table-column-properties style:column-width="1.959in"/>
    </style:style>
    <style:style style:name="Table3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A6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6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3.D6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4" style:family="table">
      <style:table-properties style:width="6.925in" table:align="left" style:may-break-between-rows="true" table:border-model="collapsing"/>
    </style:style>
    <style:style style:name="Table4.A" style:family="table-column">
      <style:table-column-properties style:column-width="1.5069in"/>
    </style:style>
    <style:style style:name="Table4.B" style:family="table-column">
      <style:table-column-properties style:column-width="1.1174in"/>
    </style:style>
    <style:style style:name="Table4.C" style:family="table-column">
      <style:table-column-properties style:column-width="2.0389in"/>
    </style:style>
    <style:style style:name="Table4.D" style:family="table-column">
      <style:table-column-properties style:column-width="2.2618in"/>
    </style:style>
    <style:style style:name="Table4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4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4.D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4" style:family="table-row">
      <style:table-row-properties fo:keep-together="auto"/>
    </style:style>
    <style:style style:name="Table4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A7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4.B7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4.D7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5" style:family="table">
      <style:table-properties style:width="5.8118in" table:align="left" style:may-break-between-rows="true" table:border-model="collapsing"/>
    </style:style>
    <style:style style:name="Table5.A" style:family="table-column">
      <style:table-column-properties style:column-width="1.4931in"/>
    </style:style>
    <style:style style:name="Table5.B" style:family="table-column">
      <style:table-column-properties style:column-width="1.6514in"/>
    </style:style>
    <style:style style:name="Table5.C" style:family="table-column">
      <style:table-column-properties style:column-width="1.4604in"/>
    </style:style>
    <style:style style:name="Table5.D" style:family="table-column">
      <style:table-column-properties style:column-width="1.2069in"/>
    </style:style>
    <style:style style:name="Table5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D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5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D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6" style:family="table-row">
      <style:table-row-properties fo:keep-together="auto"/>
    </style:style>
    <style:style style:name="Table5.A10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5.B10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5.D10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left" style:may-break-between-rows="true" table:border-model="collapsing"/>
    </style:style>
    <style:style style:name="Table6.A" style:family="table-column">
      <style:table-column-properties style:column-width="0.7125in"/>
    </style:style>
    <style:style style:name="Table6.B" style:family="table-column">
      <style:table-column-properties style:column-width="0.3729in"/>
    </style:style>
    <style:style style:name="Table6.C" style:family="table-column">
      <style:table-column-properties style:column-width="5.8396in"/>
    </style:style>
    <style:style style:name="Table6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6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A5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6.B5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6.C5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Horizontal_20_Line">
      <style:paragraph-properties fo:margin-top="0in" fo:margin-bottom="0.0972in" style:contextual-spacing="false" fo:line-height="115%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Text_20_body" style:list-style-name="L1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6" style:family="paragraph" style:parent-style-name="Text_20_body" style:list-style-name="L1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7" style:family="paragraph" style:parent-style-name="Table_20_Heading">
      <style:paragraph-properties fo:text-align="lef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margin-left="0.3937in" fo:margin-right="0.3937in" fo:orphans="1" fo:text-indent="0in" style:auto-text-indent="false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1" style:family="paragraph" style:parent-style-name="Text_20_body">
      <style:paragraph-properties fo:margin-left="0.3937in" fo:margin-right="0.3937in" fo:orphans="1" fo:text-indent="0in" style:auto-text-indent="false"/>
      <style:text-properties officeooo:paragraph-rsid="000d9e87"/>
    </style:style>
    <style:style style:name="P12" style:family="paragraph" style:parent-style-name="Horizontal_20_Line">
      <style:paragraph-properties fo:margin-top="0in" fo:margin-bottom="0.0972in" style:contextual-spacing="false" fo:line-height="115%" fo:orphans="1"/>
      <style:text-properties officeooo:paragraph-rsid="000d9e87"/>
    </style:style>
    <style:style style:name="P13" style:family="paragraph" style:parent-style-name="Horizontal_20_Line">
      <style:paragraph-properties fo:margin-top="0in" fo:margin-bottom="0.0972in" style:contextual-spacing="false" fo:line-height="115%" fo:orphans="1"/>
    </style:style>
    <style:style style:name="P14" style:family="paragraph" style:parent-style-name="Text_20_body">
      <style:paragraph-properties fo:orphans="1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09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 style:list-style-name="L2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7" style:family="paragraph" style:parent-style-name="Text_20_body" style:list-style-name="L2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8" style:family="paragraph" style:parent-style-name="Text_20_body" style:list-style-name="L3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9" style:family="paragraph" style:parent-style-name="Text_20_body" style:list-style-name="L3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20" style:family="paragraph" style:parent-style-name="Text_20_body">
      <style:paragraph-properties fo:orphans="1"/>
      <style:text-properties loext:padding="0in" loext:border="none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T2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/></text:span></text:h>
      <text:h text:style-name="P2" text:outline-level="1"><text:span text:style-name="Strong_20_Emphasis">Траекторный лог</text:span></text:h>
      <text:p text:style-name="P3"><text:span text:style-name="Emphasis">TRL как рабочее пространство · Три состояния записей · Нейромедиаторные маркеры · Связь маркеров с обучением CNN · Личность как TRLB</text:span></text:p>
      <text:p text:style-name="P4"/>
      <text:h text:style-name="Heading_20_2" text:outline-level="2"><text:span text:style-name="Strong_20_Emphasis">Постановка проблемы</text:span></text:h>
      <text:p text:style-name="P3">На каждом индивидуальном уровне EVL архитектура сознания содержит три компонента:</text:p>
      <text:list text:style-name="L1">
        <text:list-item>
          <text:p text:style-name="P5"><text:span text:style-name="Strong_20_Emphasis">MAP#</text:span> — карта, хранящая состояние пространства данного уровня. </text:p>
        </text:list-item>
        <text:list-item>
          <text:p text:style-name="P5"><text:span text:style-name="Strong_20_Emphasis">OPN#</text:span> — операционная сеть, выполняющая операции над картой. </text:p>
        </text:list-item>
        <text:list-item>
          <text:p text:style-name="P6"><text:span text:style-name="Strong_20_Emphasis">TRL#</text:span> — траекторный лог, содержащий историю и план операций. </text:p>
        </text:list-item>
      </text:list>
      <text:p text:style-name="P3">Главы 2 и 3 подробно описали MAP и OPN: как устроены карты, как работают свёрточные нейросети, как три изоморфных преобразования порождают три уровня субъективной реальности. Настоящая глава описывает третий компонент — TRL.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EVL</text:p>
          </table:table-cell>
          <table:table-cell table:style-name="Table1.A1" office:value-type="string">
            <text:p text:style-name="P7">MAP</text:p>
          </table:table-cell>
          <table:table-cell table:style-name="Table1.A1" office:value-type="string">
            <text:p text:style-name="P7">OPN</text:p>
          </table:table-cell>
          <table:table-cell table:style-name="Table1.A1" office:value-type="string">
            <text:p text:style-name="P7">TRL</text:p>
          </table:table-cell>
          <table:table-cell table:style-name="Table1.A1" office:value-type="string">
            <text:p text:style-name="P7">Единица</text:p>
          </table:table-cell>
          <table:table-cell table:style-name="Table1.A1" office:value-type="string">
            <text:p text:style-name="P7">Цепочка</text:p>
          </table:table-cell>
        </table:table-row>
        <table:table-row>
          <table:table-cell table:style-name="Table1.A2" office:value-type="string">
            <text:p text:style-name="P8">EVL3</text:p>
          </table:table-cell>
          <table:table-cell table:style-name="Table1.B2" office:value-type="string">
            <text:p text:style-name="P8">MAP3</text:p>
          </table:table-cell>
          <table:table-cell table:style-name="Table1.B2" office:value-type="string">
            <text:p text:style-name="P8">OPN3</text:p>
          </table:table-cell>
          <table:table-cell table:style-name="Table1.B2" office:value-type="string">
            <text:p text:style-name="P8">TRL3</text:p>
          </table:table-cell>
          <table:table-cell table:style-name="Table1.B2" office:value-type="string">
            <text:p text:style-name="P8">OPRN</text:p>
          </table:table-cell>
          <table:table-cell table:style-name="Table1.F2" office:value-type="string">
            <text:p text:style-name="P8">BLOM</text:p>
          </table:table-cell>
        </table:table-row>
        <table:table-row table:style-name="Table1.3">
          <table:table-cell table:style-name="Table1.A3" office:value-type="string">
            <text:p text:style-name="P8">EVL8</text:p>
          </table:table-cell>
          <table:table-cell table:style-name="Table1.B3" office:value-type="string">
            <text:p text:style-name="P8">MAP8</text:p>
          </table:table-cell>
          <table:table-cell table:style-name="Table1.B3" office:value-type="string">
            <text:p text:style-name="P8">OPN8</text:p>
          </table:table-cell>
          <table:table-cell table:style-name="Table1.B3" office:value-type="string">
            <text:p text:style-name="P8">TRL8</text:p>
          </table:table-cell>
          <table:table-cell table:style-name="Table1.B3" office:value-type="string">
            <text:p text:style-name="P8">KLEN</text:p>
          </table:table-cell>
          <table:table-cell table:style-name="Table1.F3" office:value-type="string">
            <text:p text:style-name="P8">KLOM</text:p>
          </table:table-cell>
        </table:table-row>
        <table:table-row>
          <table:table-cell table:style-name="Table1.A2" office:value-type="string">
            <text:p text:style-name="P8">EVLB</text:p>
          </table:table-cell>
          <table:table-cell table:style-name="Table1.B2" office:value-type="string">
            <text:p text:style-name="P8">MAPB</text:p>
          </table:table-cell>
          <table:table-cell table:style-name="Table1.B2" office:value-type="string">
            <text:p text:style-name="P8">OPNB</text:p>
          </table:table-cell>
          <table:table-cell table:style-name="Table1.B2" office:value-type="string">
            <text:p text:style-name="P8">TRLB</text:p>
          </table:table-cell>
          <table:table-cell table:style-name="Table1.B2" office:value-type="string">
            <text:p text:style-name="P8">MOTV</text:p>
          </table:table-cell>
          <table:table-cell table:style-name="Table1.F2" office:value-type="string">
            <text:p text:style-name="P8">WLOM</text:p>
          </table:table-cell>
        </table:table-row>
        <table:table-row>
          <table:table-cell table:style-name="Table1.A5" office:value-type="string">
            <text:p text:style-name="P9"/>
          </table:table-cell>
          <table:table-cell table:style-name="Table1.B5">
            <text:p text:style-name="P9"/>
          </table:table-cell>
          <table:table-cell table:style-name="Table1.B5">
            <text:p text:style-name="P9"/>
          </table:table-cell>
          <table:table-cell table:style-name="Table1.B5">
            <text:p text:style-name="P9"/>
          </table:table-cell>
          <table:table-cell table:style-name="Table1.B5">
            <text:p text:style-name="P9"/>
          </table:table-cell>
          <table:table-cell table:style-name="Table1.F5">
            <text:p text:style-name="P9"/>
          </table:table-cell>
        </table:table-row>
      </table:table>
      <text:p text:style-name="P3">Виртуальные социальные уровни (MAP4, MAP5, MAP9, MAPC, MAPD) собственных OPN и TRL не имеют.</text:p>
      <text:p text:style-name="P4"/>
      <text:h text:style-name="Heading_20_2" text:outline-level="2"><text:span text:style-name="Strong_20_Emphasis">TRL — не архив</text:span></text:h>
      <text:p text:style-name="P3">Распространённая ошибка — понимать TRL как архив: хранилище завершённых событий, к которому система обращается для справки. В действительности TRL — это рабочее пространство: операционная память данного уровня, в которой одновременно присутствуют прошлое, настоящее и будущее.</text:p>
      <text:p text:style-name="P3">TRL содержит записи в трёх состояниях:</text:p>
      <text:p text:style-name="P3"><text:span text:style-name="Strong_20_Emphasis">Запланированные.</text:span> Рассчитанные цепочки, которые ещё не начали исполняться. Это кандидаты: OPN рассчитала несколько вариантов и хранит их в TRL до момента выбора. Запланированные записи — это «будущее» уровня.</text:p>
      <text:p text:style-name="P3"><text:span text:style-name="Strong_20_Emphasis">Строящиеся.</text:span> Цепочки в процессе исполнения. Часть элементов уже выполнена, часть — ещё нет. OPN находится «внутри» строящейся цепочки. Это «настоящее» уровня.</text:p>
      <text:p text:style-name="P3"><text:span text:style-name="Strong_20_Emphasis">Завершённые.</text:span> Цепочки, исполнение которых закончено. Каждая завершённая запись получает маркер исхода — нейромедиаторную метку, определяющую, как данный опыт будет учитываться в дальнейшем. Это «прошлое» уровня — но прошлое активное, влияющее на планирование.</text:p>
      <text:p text:style-name="P4"/>
      <text:h text:style-name="Heading_20_2" text:outline-level="2"><text:soft-page-break/><text:span text:style-name="Strong_20_Emphasis">TRL3: траекторный лог физического уровня</text:span></text:h>
      <text:p text:style-name="P3">TRL3 содержит BLOM — цепочки OPRN (атомарных операций в физическом пространстве).</text:p>
      <text:p text:style-name="P3"><text:span text:style-name="Strong_20_Emphasis">Запланированные BLOM.</text:span> При возникновении нового b-вектора (расстояние между текущей позицией и целью) OPN3 рассчитывает несколько маршрутов — вариантов BLOM, обнуляющих данный b-вектор. Варианты размещаются в TRL3 как запланированные. OPN3 оценивает их с учётом маркеров прошлых исполнений: маршруты с маркерами (+) получают приоритет, с маркерами (−) — избегаются.</text:p>
      <text:p text:style-name="P3"><text:span text:style-name="Strong_20_Emphasis">Строящийся BLOM.</text:span> OPN3 выбрала лучший вариант и начала исполнение. OPRN выполняются последовательно: каждая атомарная операция (шаг, поворот, захват) реализуется через SERN. Строящийся BLOM может быть прерван (препятствие, новая информация) — тогда OPN3 возвращается к запланированным вариантам или рассчитывает новые.</text:p>
      <text:p text:style-name="P3"><text:span text:style-name="Strong_20_Emphasis">Завершённый BLOM.</text:span> Маршрут пройден. Результат — b-вектор обнулён (цель достигнута) или не обнулён (неудача, прерывание). Завершённый BLOM получает нейромедиаторный маркер.</text:p>
      <text:p text:style-name="P10"><text:span text:style-name="Emphasis">Пример: кошка видит мышь. b-вектор: расстояние от кошки до мыши. OPN3 рассчитывает три BLOM: прямой прыжок, обход слева, обход справа. Все три — запланированные в TRL3. OPN3 выбирает прямой прыжок (прошлый опыт: маркер (+) для прямых прыжков на короткой дистанции). Начинается исполнение — BLOM переходит в состояние «строящийся». Прыжок удался, мышь поймана — BLOM завершён с маркером (+). При следующей охоте на аналогичной дистанции OPN3 снова предпочтёт прямой прыжок.</text:span></text:p>
      <text:p text:style-name="P4"/>
      <text:h text:style-name="Heading_20_2" text:outline-level="2"><text:span text:style-name="Strong_20_Emphasis">TRL8: траекторный лог символьного уровня</text:span></text:h>
      <text:p text:style-name="P3">TRL8 содержит KLOM — цепочки KLEN (триад в нарративном пространстве MAP8).</text:p>
      <text:p text:style-name="P3"><text:span text:style-name="Strong_20_Emphasis">Запланированные KLOM.</text:span> При возникновении нового P-вектора (семантическое расстояние между текущим состоянием и целью в MAP8) OPN8 строит несколько нарративных планов — вариантов KLOM. Каждый план — последовательность шагов, выраженных в триадах «символ — предикат — символ». Варианты размещаются в TRL8 как запланированные.</text:p>
      <text:p text:style-name="P3"><text:span text:style-name="Strong_20_Emphasis">Строящийся KLOM.</text:span> OPN8 выбрала план и начала его компиляцию: нарратив MAP8 последовательно транслируется в BLOM MAP3 через обратную свёртку (MAP8 → MAP6 → MAP3). Каждый KLEN компилируется в физические действия. Если KLEN не может быть скомпилирован (нет BLOM, реализующего данный шаг) — OPN8 пересматривает план.</text:p>
      <text:p text:style-name="P3"><text:span text:style-name="Strong_20_Emphasis">Завершённый KLOM.</text:span> Нарратив выполнен. P-вектор обнулён (задача решена) или не обнулён (план провалился). Завершённый KLOM получает нейромедиаторный маркер.</text:p>
      <text:p text:style-name="P10"><text:span text:style-name="Emphasis">Пример: студент решает задачу по математике. P-вектор: расстояние от условия к ответу в пространстве математических символов. OPN8 строит три плана-KLOM: применить формулу напрямую, разложить в ряд, свести к известной задаче. Первый план выбран (маркер (+) в TRL8 от прошлого применения формулы), начинается компиляция в физические действия (рука пишет на бумаге). План привёл к ответу — KLOM завершён с маркером (+). Студент </text:span><text:soft-page-break/><text:span text:style-name="Emphasis">испытывает радость от понимания (серотонин). При следующей аналогичной задаче OPN8 предпочтёт тот же метод.</text:span></text:p>
      <text:p text:style-name="P4"/>
      <text:h text:style-name="Heading_20_2" text:outline-level="2"><text:span text:style-name="Strong_20_Emphasis">TRLB: траекторный лог аксиологического уровня</text:span></text:h>
      <text:p text:style-name="P3">TRLB содержит WLOM — цепочки MOTV (актов снятия противоречий в пространстве Понятий MAPA).</text:p>
      <text:p text:style-name="P3"><text:span text:style-name="Strong_20_Emphasis">Запланированные WLOM.</text:span> При возникновении W-вектора (расстояние C_есть → C_должно) OPNB осознаёт противоречие. Множество осознанных, но ещё не адресованных противоречий — запланированные записи TRLB. Они соответствуют тому, что человек описывает как «я знаю, что должен что-то с этим сделать, но ещё не начал».</text:p>
      <text:p text:style-name="P3"><text:span text:style-name="Strong_20_Emphasis">Строящийся WLOM.</text:span> OPNB начала снятие конкретного противоречия: W-вектор компилируется в нарратив MAP8 (KLOM), который компилируется в физические действия (BLOM). Человек действует — не потому что хочет (И1) или потому что план требует (И2), а потому что не может иначе (И3). Строящийся WLOM может длиться дни, месяцы, годы.</text:p>
      <text:p text:style-name="P3"><text:span text:style-name="Strong_20_Emphasis">Снятый WLOM.</text:span> W-вектор обнулён (или существенно уменьшен). C-компоненты необратимо изменились. Это и есть Aufheben: снятие противоречия с сохранением и возвышением. Снятый MOTV получает маркер.</text:p>
      <text:p text:style-name="P11"><text:span text:style-name="Emphasis"><text:span text:style-name="T2">Пример: человек осознаёт, что его работа противоречит его Понятию о справедливости. W-вектор: расстояние между C_есть (текущая ситуация) и C_должно (Понятие справедливости от MAPC). Это запланированный MOTV в TRLB. Человек принимает решение действовать — WLOM переходит в состояние «строящийся». Процесс длится месяцы: нарративы (KLOM), действия (BLOM), разговоры, решения. В конце — увольнение и новая работа. W-вектор обнулён. C_есть совпало с C_должно. Маркер (+). Глубокий покой (опиоиды). Человек стал другим — C-компоненты необратимо изменились.</text:span></text:span></text:p>
      <text:p text:style-name="P12"><text:span text:style-name="Strong_20_Emphasis"><text:span text:style-name="T2"/></text:span></text:p>
      <text:h text:style-name="Heading_20_2" text:outline-level="2"><text:span text:style-name="Strong_20_Emphasis">TRLB как личность</text:span></text:h>
      <text:p text:style-name="P3">TRLB занимает особое место в архитектуре. TRL3 — это история маршрутов. TRL8 — это история нарративов. Но TRLB — это история снятия противоречий, каждое из которых необратимо изменило C-компоненты. Последовательность записей TRLB определяет, кем человек стал: какие противоречия он прошёл, какие снял, какие заблокированы.</text:p>
      <text:p text:style-name="P3">TRLB не описывает текущее состояние личности — для этого достаточно текущей конфигурации MAPB. TRLB описывает траекторию становления: путь, которым личность пришла к текущему состоянию. Два человека с идентичной MAPB (одинаковые Понятия, одинаковые W-векторы) могут иметь радикально разные TRLB — и будут по-разному реагировать на новые противоречия, потому что их опыт снятия различен.</text:p>
      <text:p text:style-name="P3">Маркеры в TRLB определяют стратегию личности: человек, чьи прошлые акты снятия маркированы (+), будет смелее входить в новые противоречия. Человек, чей TRLB полон <text:soft-page-break/>маркеров (−), будет избегать аксиологических конфликтов — даже если его C_должно требует действия.</text:p>
      <text:p text:style-name="P10"><text:span text:style-name="Emphasis">Мудрость — это не знание (MAP8) и не Понятия (MAPA). Мудрость — это богатый TRLB с преобладанием маркеров (+): опыт многократного успешного прохождения через противоречия. Мудрый человек не боится W-вектора, потому что его TRLB содержит прецеденты успешного снятия.</text:span></text:p>
      <text:p text:style-name="P4"/>
      <text:h text:style-name="Heading_20_2" text:outline-level="2"><text:span text:style-name="Strong_20_Emphasis">Нейромедиаторные маркеры: детали</text:span></text:h>
      <text:p text:style-name="P3">Маркер — это не бинарное значение «хорошо/плохо». Это числовое значение на шкале, ассоциированное с конкретной записью в TRL. Разные нейромедиаторные системы маркируют разные уровни.</text:p>
      <text:p text:style-name="P3"><text:span text:style-name="Strong_20_Emphasis">Маркеры TRL3 (физические):</text:span></text:p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Нейромедиатор</text:p>
          </table:table-cell>
          <table:table-cell table:style-name="Table2.A1" office:value-type="string">
            <text:p text:style-name="P7">Маркер</text:p>
          </table:table-cell>
          <table:table-cell table:style-name="Table2.A1" office:value-type="string">
            <text:p text:style-name="P7">Условие</text:p>
          </table:table-cell>
          <table:table-cell table:style-name="Table2.A1" office:value-type="string">
            <text:p text:style-name="P7">Субъективно</text:p>
          </table:table-cell>
        </table:table-row>
        <table:table-row>
          <table:table-cell table:style-name="Table2.A2" office:value-type="string">
            <text:p text:style-name="P8">Дофамин</text:p>
          </table:table-cell>
          <table:table-cell table:style-name="Table2.B2" office:value-type="string">
            <text:p text:style-name="P8">(+) сильный</text:p>
          </table:table-cell>
          <table:table-cell table:style-name="Table2.B2" office:value-type="string">
            <text:p text:style-name="P8">b-вектор обнулён быстрее ожидаемого</text:p>
          </table:table-cell>
          <table:table-cell table:style-name="Table2.D2" office:value-type="string">
            <text:p text:style-name="P8">Радость, торжество</text:p>
          </table:table-cell>
        </table:table-row>
        <table:table-row>
          <table:table-cell table:style-name="Table2.A3" office:value-type="string">
            <text:p text:style-name="P8">Эндорфин</text:p>
          </table:table-cell>
          <table:table-cell table:style-name="Table2.B3" office:value-type="string">
            <text:p text:style-name="P8">(+) мягкий</text:p>
          </table:table-cell>
          <table:table-cell table:style-name="Table2.B3" office:value-type="string">
            <text:p text:style-name="P8">b-вектор обнулён в пределах нормы</text:p>
          </table:table-cell>
          <table:table-cell table:style-name="Table2.D3" office:value-type="string">
            <text:p text:style-name="P8">Удовлетворение, облегчение</text:p>
          </table:table-cell>
        </table:table-row>
        <table:table-row table:style-name="Table2.4">
          <table:table-cell table:style-name="Table2.A2" office:value-type="string">
            <text:p text:style-name="P8">Серотонин</text:p>
          </table:table-cell>
          <table:table-cell table:style-name="Table2.B4" office:value-type="float" office:value="-0">
            <text:p text:style-name="P8">0</text:p>
          </table:table-cell>
          <table:table-cell table:style-name="Table2.B2" office:value-type="string">
            <text:p text:style-name="P8">b-вектор обнулён, но ожидаемо</text:p>
          </table:table-cell>
          <table:table-cell table:style-name="Table2.D2" office:value-type="string">
            <text:p text:style-name="P8">Спокойствие</text:p>
          </table:table-cell>
        </table:table-row>
        <table:table-row>
          <table:table-cell table:style-name="Table2.A3" office:value-type="string">
            <text:p text:style-name="P8">Кортизол</text:p>
          </table:table-cell>
          <table:table-cell table:style-name="Table2.B3" office:value-type="string">
            <text:p text:style-name="P8">(−) умеренный</text:p>
          </table:table-cell>
          <table:table-cell table:style-name="Table2.B3" office:value-type="string">
            <text:p text:style-name="P8">b-вектор не обнулён, цель не достигнута</text:p>
          </table:table-cell>
          <table:table-cell table:style-name="Table2.D3" office:value-type="string">
            <text:p text:style-name="P8">Разочарование</text:p>
          </table:table-cell>
        </table:table-row>
        <table:table-row>
          <table:table-cell table:style-name="Table2.A2" office:value-type="string">
            <text:p text:style-name="P8">Адреналин + кортизол</text:p>
          </table:table-cell>
          <table:table-cell table:style-name="Table2.B2" office:value-type="string">
            <text:p text:style-name="P8">(−) сильный</text:p>
          </table:table-cell>
          <table:table-cell table:style-name="Table2.B2" office:value-type="string">
            <text:p text:style-name="P8">b-вектор увеличился, угроза</text:p>
          </table:table-cell>
          <table:table-cell table:style-name="Table2.D2" office:value-type="string">
            <text:p text:style-name="P8">Страх, боль</text:p>
          </table:table-cell>
        </table:table-row>
        <table:table-row>
          <table:table-cell table:style-name="Table2.A7" office:value-type="string">
            <text:p text:style-name="P9"/>
          </table:table-cell>
          <table:table-cell table:style-name="Table2.B7">
            <text:p text:style-name="P9"/>
          </table:table-cell>
          <table:table-cell table:style-name="Table2.B7">
            <text:p text:style-name="P9"/>
          </table:table-cell>
          <table:table-cell table:style-name="Table2.D7">
            <text:p text:style-name="P9"/>
          </table:table-cell>
        </table:table-row>
      </table:table>
      <text:p text:style-name="P3">Дофаминовый маркер связан с неожиданностью: одинаковый результат может получить разные маркеры в зависимости от ожиданий. Это соответствует модели prediction error в нейробиологии: дофамин выделяется при положительном расхождении между ожиданием и результатом.</text:p>
      <text:p text:style-name="P3"><text:span text:style-name="Strong_20_Emphasis">Маркеры TRL8 (символьные):</text:span></text:p>
      <table:table table:name="Table3" table:style-name="Table3" table:template-name="Box List Blue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Нейромедиатор</text:p>
          </table:table-cell>
          <table:table-cell table:style-name="Table3.A1" office:value-type="string">
            <text:p text:style-name="P7">Маркер</text:p>
          </table:table-cell>
          <table:table-cell table:style-name="Table3.A1" office:value-type="string">
            <text:p text:style-name="P7">Условие</text:p>
          </table:table-cell>
          <table:table-cell table:style-name="Table3.A1" office:value-type="string">
            <text:p text:style-name="P7">Субъективно</text:p>
          </table:table-cell>
        </table:table-row>
        <table:table-row>
          <table:table-cell table:style-name="Table3.A2" office:value-type="string">
            <text:p text:style-name="P8">Серотонин + дофамин</text:p>
          </table:table-cell>
          <table:table-cell table:style-name="Table3.B2" office:value-type="string">
            <text:p text:style-name="P8">(+) сильный</text:p>
          </table:table-cell>
          <table:table-cell table:style-name="Table3.B2" office:value-type="string">
            <text:p text:style-name="P8">P-вектор обнулён, KLOM закрыт элегантно</text:p>
          </table:table-cell>
          <table:table-cell table:style-name="Table3.D2" office:value-type="string">
            <text:p text:style-name="P8">Эврика, инсайт</text:p>
          </table:table-cell>
        </table:table-row>
        <table:table-row table:style-name="Table3.3">
          <table:table-cell table:style-name="Table3.A3" office:value-type="string">
            <text:p text:style-name="P8">Серотонин</text:p>
          </table:table-cell>
          <table:table-cell table:style-name="Table3.B3" office:value-type="string">
            <text:p text:style-name="P8">(+) мягкий</text:p>
          </table:table-cell>
          <table:table-cell table:style-name="Table3.B3" office:value-type="string">
            <text:p text:style-name="P8">P-вектор обнулён, KLOM закрыт</text:p>
          </table:table-cell>
          <table:table-cell table:style-name="Table3.D3" office:value-type="string">
            <text:p text:style-name="P8">Удовлетворение от понимания</text:p>
          </table:table-cell>
        </table:table-row>
        <table:table-row>
          <table:table-cell table:style-name="Table3.A2" office:value-type="string">
            <text:p text:style-name="P8">—</text:p>
          </table:table-cell>
          <table:table-cell table:style-name="Table3.B4" office:value-type="float" office:value="-0">
            <text:p text:style-name="P8">0</text:p>
          </table:table-cell>
          <table:table-cell table:style-name="Table3.B2" office:value-type="string">
            <text:p text:style-name="P8">KLOM завершён без результата</text:p>
          </table:table-cell>
          <table:table-cell table:style-name="Table3.D2" office:value-type="string">
            <text:p text:style-name="P8">Нейтрально</text:p>
          </table:table-cell>
        </table:table-row>
        <table:table-row>
          <table:table-cell table:style-name="Table3.A3" office:value-type="string">
            <text:p text:style-name="P8">Кортизол</text:p>
          </table:table-cell>
          <table:table-cell table:style-name="Table3.B3" office:value-type="string">
            <text:p text:style-name="P8">(−)</text:p>
          </table:table-cell>
          <table:table-cell table:style-name="Table3.B3" office:value-type="string">
            <text:p text:style-name="P8">P-вектор увеличился, KLOM разрушен</text:p>
          </table:table-cell>
          <table:table-cell table:style-name="Table3.D3" office:value-type="string">
            <text:p text:style-name="P8">Фрустрация, разочарование</text:p>
          </table:table-cell>
        </table:table-row>
        <table:table-row>
          <table:table-cell table:style-name="Table3.A6" office:value-type="string">
            <text:p text:style-name="P9"/>
          </table:table-cell>
          <table:table-cell table:style-name="Table3.B6">
            <text:p text:style-name="P9"/>
          </table:table-cell>
          <table:table-cell table:style-name="Table3.B6">
            <text:p text:style-name="P9"/>
          </table:table-cell>
          <table:table-cell table:style-name="Table3.D6">
            <text:p text:style-name="P9"/>
          </table:table-cell>
        </table:table-row>
      </table:table>
      <text:p text:style-name="P3">На символьном уровне доминирует серотонин: устойчивое, «спокойное» удовлетворение от решённой задачи, в отличие от «яркого» дофаминового вознаграждения физического уровня.</text:p>
      <text:p text:style-name="P3"><text:span text:style-name="Strong_20_Emphasis">Маркеры TRLB (аксиологические):</text:span></text:p>
      <table:table table:name="Table4" table:style-name="Table4" table:template-name="Box List Blue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7">Нейромедиатор</text:p>
          </table:table-cell>
          <table:table-cell table:style-name="Table4.A1" office:value-type="string">
            <text:p text:style-name="P7">Маркер</text:p>
          </table:table-cell>
          <table:table-cell table:style-name="Table4.A1" office:value-type="string">
            <text:p text:style-name="P7">Условие</text:p>
          </table:table-cell>
          <table:table-cell table:style-name="Table4.A1" office:value-type="string">
            <text:p text:style-name="P7">Субъективно</text:p>
          </table:table-cell>
        </table:table-row>
        <table:table-row>
          <table:table-cell table:style-name="Table4.A2" office:value-type="string">
            <text:p text:style-name="P8">Опиоиды</text:p>
          </table:table-cell>
          <table:table-cell table:style-name="Table4.B2" office:value-type="string">
            <text:p text:style-name="P8">(+) сильный</text:p>
          </table:table-cell>
          <table:table-cell table:style-name="Table4.B2" office:value-type="string">
            <text:p text:style-name="P8">W-вектор обнулён. Aufheben.</text:p>
          </table:table-cell>
          <table:table-cell table:style-name="Table4.D2" office:value-type="string">
            <text:p text:style-name="P8">Глубокий покой, чувство правильности</text:p>
          </table:table-cell>
        </table:table-row>
        <table:table-row>
          <table:table-cell table:style-name="Table4.A3" office:value-type="string">
            <text:p text:style-name="P8">Серотонин + опиоиды</text:p>
          </table:table-cell>
          <table:table-cell table:style-name="Table4.B3" office:value-type="string">
            <text:p text:style-name="P8">(+) мягкий</text:p>
          </table:table-cell>
          <table:table-cell table:style-name="Table4.B3" office:value-type="string">
            <text:p text:style-name="P8">W-вектор уменьшился существенно</text:p>
          </table:table-cell>
          <table:table-cell table:style-name="Table4.D3" office:value-type="string">
            <text:p text:style-name="P8">Удовлетворение совести</text:p>
          </table:table-cell>
        </table:table-row>
        <table:table-row table:style-name="Table4.4">
          <table:table-cell table:style-name="Table4.A2" office:value-type="string">
            <text:p text:style-name="P8">—</text:p>
          </table:table-cell>
          <table:table-cell table:style-name="Table4.B4" office:value-type="float" office:value="-0">
            <text:p text:style-name="P8">0</text:p>
          </table:table-cell>
          <table:table-cell table:style-name="Table4.B2" office:value-type="string">
            <text:p text:style-name="P8">Без существенных изменений</text:p>
          </table:table-cell>
          <table:table-cell table:style-name="Table4.D2" office:value-type="string">
            <text:p text:style-name="P8">Нейтрально</text:p>
          </table:table-cell>
        </table:table-row>
        <table:table-row>
          <table:table-cell table:style-name="Table4.A3" office:value-type="string">
            <text:p text:style-name="P8">Кортизол</text:p>
          </table:table-cell>
          <table:table-cell table:style-name="Table4.B3" office:value-type="string">
            <text:p text:style-name="P8">(−) умеренный</text:p>
          </table:table-cell>
          <table:table-cell table:style-name="Table4.B3" office:value-type="string">
            <text:p text:style-name="P8">W-вектор не уменьшился</text:p>
          </table:table-cell>
          <table:table-cell table:style-name="Table4.D3" office:value-type="string">
            <text:p text:style-name="P8">Тревога, беспокойство совести</text:p>
          </table:table-cell>
        </table:table-row>
        <table:table-row>
          <table:table-cell table:style-name="Table4.A2" office:value-type="string">
            <text:p text:style-name="P8">Кортизол</text:p>
          </table:table-cell>
          <table:table-cell table:style-name="Table4.B2" office:value-type="string">
            <text:p text:style-name="P8">(−) сильный</text:p>
          </table:table-cell>
          <table:table-cell table:style-name="Table4.B2" office:value-type="string">
            <text:p text:style-name="P8">W-вектор увеличился, тупик</text:p>
          </table:table-cell>
          <table:table-cell table:style-name="Table4.D2" office:value-type="string">
            <text:p text:style-name="P8">Стыд, вина, отчаяние</text:p>
          </table:table-cell>
        </table:table-row>
        <table:table-row>
          <table:table-cell table:style-name="Table4.A7" office:value-type="string">
            <text:p text:style-name="P9"/>
          </table:table-cell>
          <table:table-cell table:style-name="Table4.B7">
            <text:p text:style-name="P9"/>
          </table:table-cell>
          <table:table-cell table:style-name="Table4.B7">
            <text:p text:style-name="P9"/>
          </table:table-cell>
          <table:table-cell table:style-name="Table4.D7">
            <text:p text:style-name="P9"/>
          </table:table-cell>
        </table:table-row>
      </table:table>
      <text:p text:style-name="P3">На аксиологическом уровне доминирует опиоидная система. Это «тихое» вознаграждение — не яркое «ура!» дофамина и не ровное «всё хорошо» серотонина, а глубокое, медленное ощущение покоя и правильности. Человек, совершивший поступок по совести, не испытывает восторга — он испытывает покой.</text:p>
      <text:p text:style-name="P4"/>
      <text:h text:style-name="Heading_20_2" text:outline-level="2"><text:span text:style-name="Strong_20_Emphasis">Изоморфизм маркеров</text:span></text:h>
      <text:p text:style-name="P3">На каждом уровне один и тот же принцип: вектор уменьшился → положительный маркер → стратегия запоминается для повторения. Вектор увеличился → отрицательный маркер → стратегия маркируется как избегаемая.</text:p>
      <table:table table:name="Table5" table:style-name="Table5" table:template-name="Box List Blue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TRL3</text:p>
          </table:table-cell>
          <table:table-cell table:style-name="Table5.A1" office:value-type="string">
            <text:p text:style-name="P7">TRL8</text:p>
          </table:table-cell>
          <table:table-cell table:style-name="Table5.A1" office:value-type="string">
            <text:p text:style-name="P7">TRLB</text:p>
          </table:table-cell>
        </table:table-row>
        <table:table-row>
          <table:table-cell table:style-name="Table5.A2" office:value-type="string">
            <text:p text:style-name="P8">Единица</text:p>
          </table:table-cell>
          <table:table-cell table:style-name="Table5.B2" office:value-type="string">
            <text:p text:style-name="P8">BLOM</text:p>
          </table:table-cell>
          <table:table-cell table:style-name="Table5.B2" office:value-type="string">
            <text:p text:style-name="P8">KLOM</text:p>
          </table:table-cell>
          <table:table-cell table:style-name="Table5.D2" office:value-type="string">
            <text:p text:style-name="P8">WLOM</text:p>
          </table:table-cell>
        </table:table-row>
        <table:table-row>
          <table:table-cell table:style-name="Table5.A3" office:value-type="string">
            <text:p text:style-name="P8">Вектор</text:p>
          </table:table-cell>
          <table:table-cell table:style-name="Table5.B3" office:value-type="string">
            <text:p text:style-name="P8">b-вектор</text:p>
          </table:table-cell>
          <table:table-cell table:style-name="Table5.B3" office:value-type="string">
            <text:p text:style-name="P8">P-вектор</text:p>
          </table:table-cell>
          <table:table-cell table:style-name="Table5.D3" office:value-type="string">
            <text:p text:style-name="P8">W-вектор</text:p>
          </table:table-cell>
        </table:table-row>
        <table:table-row>
          <table:table-cell table:style-name="Table5.A2" office:value-type="string">
            <text:p text:style-name="P8">(+) условие</text:p>
          </table:table-cell>
          <table:table-cell table:style-name="Table5.B2" office:value-type="string">
            <text:p text:style-name="P8">b → 0</text:p>
          </table:table-cell>
          <table:table-cell table:style-name="Table5.B2" office:value-type="string">
            <text:p text:style-name="P8">P → 0</text:p>
          </table:table-cell>
          <table:table-cell table:style-name="Table5.D2" office:value-type="string">
            <text:p text:style-name="P8">W → 0</text:p>
          </table:table-cell>
        </table:table-row>
        <table:table-row>
          <table:table-cell table:style-name="Table5.A3" office:value-type="string">
            <text:p text:style-name="P8">(−) условие</text:p>
          </table:table-cell>
          <table:table-cell table:style-name="Table5.B3" office:value-type="string">
            <text:p text:style-name="P8">b растёт</text:p>
          </table:table-cell>
          <table:table-cell table:style-name="Table5.B3" office:value-type="string">
            <text:p text:style-name="P8">P растёт</text:p>
          </table:table-cell>
          <table:table-cell table:style-name="Table5.D3" office:value-type="string">
            <text:p text:style-name="P8">W растёт</text:p>
          </table:table-cell>
        </table:table-row>
        <table:table-row table:style-name="Table5.6">
          <table:table-cell table:style-name="Table5.A2" office:value-type="string">
            <text:p text:style-name="P8">Доминирующий (+)</text:p>
          </table:table-cell>
          <table:table-cell table:style-name="Table5.B2" office:value-type="string">
            <text:p text:style-name="P8">Дофамин</text:p>
          </table:table-cell>
          <table:table-cell table:style-name="Table5.B2" office:value-type="string">
            <text:p text:style-name="P8">Серотонин</text:p>
          </table:table-cell>
          <table:table-cell table:style-name="Table5.D2" office:value-type="string">
            <text:p text:style-name="P8">Опиоиды</text:p>
          </table:table-cell>
        </table:table-row>
        <table:table-row>
          <table:table-cell table:style-name="Table5.A3" office:value-type="string">
            <text:p text:style-name="P8">Доминирующий (−)</text:p>
          </table:table-cell>
          <table:table-cell table:style-name="Table5.B3" office:value-type="string">
            <text:p text:style-name="P8">Кортизол + адреналин</text:p>
          </table:table-cell>
          <table:table-cell table:style-name="Table5.B3" office:value-type="string">
            <text:p text:style-name="P8">Кортизол</text:p>
          </table:table-cell>
          <table:table-cell table:style-name="Table5.D3" office:value-type="string">
            <text:p text:style-name="P8">Кортизол</text:p>
          </table:table-cell>
        </table:table-row>
        <table:table-row>
          <table:table-cell table:style-name="Table5.A2" office:value-type="string">
            <text:p text:style-name="P8">Субъективно (+)</text:p>
          </table:table-cell>
          <table:table-cell table:style-name="Table5.B2" office:value-type="string">
            <text:p text:style-name="P8">Удовольствие</text:p>
          </table:table-cell>
          <table:table-cell table:style-name="Table5.B2" office:value-type="string">
            <text:p text:style-name="P8">Радость понимания</text:p>
          </table:table-cell>
          <table:table-cell table:style-name="Table5.D2" office:value-type="string">
            <text:p text:style-name="P8">Покой совести</text:p>
          </table:table-cell>
        </table:table-row>
        <table:table-row>
          <table:table-cell table:style-name="Table5.A3" office:value-type="string">
            <text:p text:style-name="P8">Субъективно (−)</text:p>
          </table:table-cell>
          <table:table-cell table:style-name="Table5.B3" office:value-type="string">
            <text:p text:style-name="P8">Боль, страх</text:p>
          </table:table-cell>
          <table:table-cell table:style-name="Table5.B3" office:value-type="string">
            <text:p text:style-name="P8">Фрустрация</text:p>
          </table:table-cell>
          <table:table-cell table:style-name="Table5.D3" office:value-type="string">
            <text:p text:style-name="P8">Стыд, отчаяние</text:p>
          </table:table-cell>
        </table:table-row>
        <table:table-row>
          <table:table-cell table:style-name="Table5.A10" office:value-type="string">
            <text:p text:style-name="P9"/>
          </table:table-cell>
          <table:table-cell table:style-name="Table5.B10">
            <text:p text:style-name="P9"/>
          </table:table-cell>
          <table:table-cell table:style-name="Table5.B10">
            <text:p text:style-name="P9"/>
          </table:table-cell>
          <table:table-cell table:style-name="Table5.D10">
            <text:p text:style-name="P9"/>
          </table:table-cell>
        </table:table-row>
      </table:table>
      <text:p text:style-name="P10"><text:span text:style-name="Emphasis">Почему решение математической задачи приносит радость (серотонин), а не удовольствие как от еды (дофамин)? Почему поступок по совести приносит покой (опиоиды), а не радость как от решённой задачи? Потому что это разные нейромедиаторные системы, маркирующие разные уровни TRL. Содержание переживания определяется уровнем, а не общим «центром удовольствия».</text:span></text:p>
      <text:p text:style-name="P13"/>
      <text:h text:style-name="Heading_20_2" text:outline-level="2"><text:soft-page-break/><text:span text:style-name="Strong_20_Emphasis">Многомерность TRL</text:span></text:h>
      <text:p text:style-name="P14">TRL не является одномерной последовательностью. Количество осей возрастает с каждым уровнем.</text:p>
      <text:p text:style-name="P14"><text:span text:style-name="Strong_20_Emphasis">TRL3: одна ось.</text:span> Физическая каузальная последовательность. Событие A произошло до события B. BLOM упорядочены по единственной оси — последовательности состояний MAP3. Это не восприятие времени — это физическая причинность. Собака не знает, что сейчас «14:00» — она знает, что после миски был двор, после двора было кресло.</text:p>
      <text:p text:style-name="P14"><text:span text:style-name="Strong_20_Emphasis">TRL8: множество осей.</text:span> С появлением символьного уровня TRL8 приобретает многомерную структуру. KLOM могут быть упорядочены одновременно по нескольким осям:</text:p>
      <text:p text:style-name="P14"><text:span text:style-name="Emphasis">Каузальная ось.</text:span> Унаследована от TRL3 через свёртку CNN2. Последовательность: KLEN-A привёл к KLEN-B. Причинность в символьном пространстве.</text:p>
      <text:p text:style-name="P14"><text:span text:style-name="Emphasis">Семантическая ось.</text:span> Группировка по содержанию, а не по хронологии. Все KLOM о математике — рядом, независимо от того, когда они были построены. Все KLOM об отце — рядом. Расстояние по семантической оси определяется P-вектором.</text:p>
      <text:p text:style-name="P14"><text:span text:style-name="Emphasis">Символизированное время.</text:span> Принципиально новая ось, не существующая на EVL3. Человек привязывает KLOM к символьным меткам времени из MAP5: «вчера», «в детстве», «через неделю», «14:00». Это не физическая последовательность и не семантическая группировка — это конвенциональная координата, связывающая субъективный нарратив с социальным временем. Ребёнок, который ещё не усвоил часы (нет соответствующих узлов MAP6), имеет каузальную и семантическую оси, но не имеет оси символизированного времени.</text:p>
      <text:p text:style-name="P14">Отсюда — феномены восприятия времени. «Время летит» — мало KLOM записано в TRL8 за физический интервал, семантическая ось бедная. «Время тянется» — много незавершённых KLOM, фоновая активность OPN8 высокая. Ребёнок помнит лето как бесконечное — каждый день порождает множество новых KLOM, семантическая ось плотная.</text:p>
      <text:p text:style-name="P14"><text:span text:style-name="Strong_20_Emphasis">TRLB: максимальная размерность.</text:span> К осям TRL8 добавляются:</text:p>
      <text:p text:style-name="P14"><text:span text:style-name="Emphasis">Семантические оси с одной свёрткой.</text:span> Оси TRL8, прошедшие через дополнительную свёртку CNN3. То, что в TRL8 было группой «нарративов о справедливости», в TRLB становится Понятием справедливости с собственной осью. WLOM группируются не по нарративам, а по Понятиям.</text:p>
      <text:p text:style-name="P14"><text:span text:style-name="Emphasis">Нативные оси Понятий.</text:span> У каждого индивида складывается уникальная система Понятий (MAPA). Эта система порождает уникальные оси TRLB, которых нет ни у кого другого. Человек, прошедший через опыт предательства, имеет развитое Понятие верности — и это Понятие создаёт ось в его TRLB, по которой группируются все связанные WLOM. Другой человек, не имеющий такого опыта, не имеет этой оси — его TRLB организован иначе.</text:p>
      <text:p text:style-name="P14">Размерность TRLB определяется богатством системы Понятий данного индивида. Чем больше развитых Понятий — тем больше осей — тем богаче структура TRLB.</text:p>
      <table:table table:name="Table6" table:style-name="Table6" table:template-name="Box List Blue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Уровень</text:p>
          </table:table-cell>
          <table:table-cell table:style-name="Table6.A1" office:value-type="string">
            <text:p text:style-name="P7">Оси</text:p>
          </table:table-cell>
          <table:table-cell table:style-name="Table6.A1" office:value-type="string">
            <text:p text:style-name="P7">Происхождение осей</text:p>
          </table:table-cell>
        </table:table-row>
        <text:soft-page-break/>
        <table:table-row>
          <table:table-cell table:style-name="Table6.A2" office:value-type="string">
            <text:p text:style-name="P8">TRL3</text:p>
          </table:table-cell>
          <table:table-cell table:style-name="Table6.B2" office:value-type="float" office:value="1">
            <text:p text:style-name="P8">1</text:p>
          </table:table-cell>
          <table:table-cell table:style-name="Table6.C2" office:value-type="string">
            <text:p text:style-name="P8">Физическая каузальная последовательность</text:p>
          </table:table-cell>
        </table:table-row>
        <table:table-row>
          <table:table-cell table:style-name="Table6.A3" office:value-type="string">
            <text:p text:style-name="P8">TRL8</text:p>
          </table:table-cell>
          <table:table-cell table:style-name="Table6.B3" office:value-type="float" office:value="2">
            <text:p text:style-name="P8">2</text:p>
          </table:table-cell>
          <table:table-cell table:style-name="Table6.C3" office:value-type="string">
            <text:p text:style-name="P15">Каузальная (от TRL3 через CNN2 - символизированное время) + семантические </text:p>
          </table:table-cell>
        </table:table-row>
        <table:table-row table:style-name="Table6.4">
          <table:table-cell table:style-name="Table6.A2" office:value-type="string">
            <text:p text:style-name="P8">TRLB</text:p>
          </table:table-cell>
          <table:table-cell table:style-name="Table6.B4" office:value-type="string">
            <text:p text:style-name="P8">N</text:p>
          </table:table-cell>
          <table:table-cell table:style-name="Table6.C4" office:value-type="string">
            <text:p text:style-name="P8">Каузальная + семантические (через CNN3) + нативные оси Понятий (уникальны для индивида)</text:p>
          </table:table-cell>
        </table:table-row>
        <table:table-row>
          <table:table-cell table:style-name="Table6.A5" office:value-type="string">
            <text:p text:style-name="P9"/>
          </table:table-cell>
          <table:table-cell table:style-name="Table6.B5">
            <text:p text:style-name="P9"/>
          </table:table-cell>
          <table:table-cell table:style-name="Table6.C5">
            <text:p text:style-name="P9"/>
          </table:table-cell>
        </table:table-row>
      </table:table>
      <text:p text:style-name="P14">Два человека с одинаковым хронологическим опытом имеют разные TRLB — не только по содержанию записей, но и по размерности пространства. Прошедший через аксиологические кризисы имеет многомерный TRLB с множеством нативных осей. Проживший без таких кризисов может иметь почти одномерный TRLB — только хронологическую ось, унаследованную от TRL3.</text:p>
      <text:p text:style-name="P14">Мудрость — это не только богатый TRLB с преобладанием маркеров (+). Это высокая размерность TRLB: способность видеть ситуацию одновременно вдоль многих аксиологических осей. Мудрый человек оценивает поступок не по одному Понятию, а по многим — потому что его TRLB содержит нативные оси для каждого из них.</text:p>
      <text:p text:style-name="P13"/>
      <text:h text:style-name="Heading_20_2" text:outline-level="2"><text:span text:style-name="Strong_20_Emphasis">Незавершённые записи: эффект Зейгарник</text:span></text:h>
      <text:p text:style-name="P3">Особое место в TRL занимают незавершённые записи — строящиеся цепочки, исполнение которых было прервано или заблокировано. Незавершённая запись содержит вектор, который не обнулён. Она остаётся активной в TRL и генерирует фоновую активность.</text:p>
      <text:p text:style-name="P3">Это архитектурное объяснение эффекта Зейгарник: незавершённые задачи запоминаются лучше завершённых. Незавершённый KLOM в TRL8 — P-вектор остаётся ненулевым, генерируя фоновую активность OPN8. Человек возвращается мыслями к нерешённой задаче — это не «слабость памяти», а архитектурное следствие: открытый вектор требует обнуления.</text:p>
      <text:p text:style-name="P3">Эффект распространяется на все три уровня:</text:p>
      <text:list text:style-name="L2">
        <text:list-item>
          <text:p text:style-name="P16"><text:span text:style-name="Strong_20_Emphasis">TRL3:</text:span> незавершённый BLOM. Собака возвращается к недоступной миске. b-вектор не обнулён → фоновая активация OPN3. </text:p>
        </text:list-item>
        <text:list-item>
          <text:p text:style-name="P16"><text:span text:style-name="Strong_20_Emphasis">TRL8:</text:span> незавершённый KLOM. Навязчивые мысли. Планирование в покое. P-вектор не обнулён → фоновая активация OPN8. </text:p>
        </text:list-item>
        <text:list-item>
          <text:p text:style-name="P17"><text:span text:style-name="Strong_20_Emphasis">TRLB:</text:span> незакрытый MOTV. Экзистенциальный тупик. Блокировка развития. W-вектор не обнулён → фоновая активация OPNB. Это самый глубокий и наиболее разрушительный случай — человек не может двигаться дальше по TRLB, пока данный W-вектор не снят. </text:p>
        </text:list-item>
      </text:list>
      <text:p text:style-name="P10"><text:span text:style-name="Emphasis">Последний случай — архитектурное объяснение «депрессии при внешнем благополучии»: TRL3 и TRL8 могут быть в норме (все BLOM и KLOM закрыты), но TRLB содержит незакрытый MOTV, генерирующий постоянную фоновую активность OPNB. Физически здоров, задачи решает — но внутри не может двигаться.</text:span></text:p>
      <text:p text:style-name="P4"/>
      <text:h text:style-name="Heading_20_2" text:outline-level="2"><text:soft-page-break/><text:span text:style-name="Strong_20_Emphasis">Маркеры и обучение CNN</text:span></text:h>
      <text:p text:style-name="P3">Нейромедиаторные маркеры TRL связаны с циклом обучения CNN. Маркированные единицы TRL являются обучающими данными для переобучения CNN в период покоя.</text:p>
      <text:p text:style-name="P3"><text:span text:style-name="Strong_20_Emphasis">CNN1</text:span> переобучается с приоритетом на объектах MAP2, которые были частью BLOM с маркерами (+). Feature Vectors, связанные с успешными маршрутами, получают более высокий вес при переобучении. Это объясняет, почему replay-эффект гиппокампа во сне воспроизводит преимущественно маршруты, связанные с вознаграждением: мозг переобучает CNN1 на успешном опыте.</text:p>
      <text:p text:style-name="P3"><text:span text:style-name="Strong_20_Emphasis">CNN2</text:span> переобучается с приоритетом на объектах MAP6, которые были частью KLOM с маркерами (+). Символьные представления, связанные с успешными нарративами, усиливаются. Человек лучше запоминает материал, который он «понял» (KLOM закрыт с маркером +), чем материал, который он «зазубрил» (KLOM не закрыт, маркера нет).</text:p>
      <text:p text:style-name="P3"><text:span text:style-name="Strong_20_Emphasis">CNN3</text:span> переобучается с приоритетом на объектах MAPA, которые были частью WLOM с маркерами (+). Понятия, через которые успешно снимались противоречия, углубляются и уточняются. Зрелость личности ассоциируется с богатством и точностью Понятий — каждое успешное Aufheben уточняет CNN3.</text:p>
      <text:p text:style-name="P3">Маркеры (−) тоже участвуют в переобучении, но с другой функцией: они усиливают способность CNN распознавать паттерны, ведущие к неудаче. Это порождает «защитные» объекты в карте — представления, которые при активации запускают избегание, а не приближение.</text:p>
      <text:p text:style-name="P3">Переобучение всех трёх CNN выполняется в период неактивности (сон, default mode network). Единый механизм: накопление маркированных единиц TRL в течение активного периода → переобучение CNN в период покоя → улучшение inference на следующий активный период. «Утро вечера мудренее» — потому что за ночь CNN переобучились на маркированных данных.</text:p>
      <text:p text:style-name="P4"/>
      <text:h text:style-name="Heading_20_2" text:outline-level="2"><text:span text:style-name="Strong_20_Emphasis">Выводы</text:span></text:h>
      <text:list text:style-name="L3">
        <text:list-item>
          <text:p text:style-name="P18">TRL — не архив, а рабочее пространство каждого уровня: запланированные, строящиеся и завершённые единицы. </text:p>
        </text:list-item>
        <text:list-item>
          <text:p text:style-name="P18">На каждом индивидуальном уровне EVL — тройка MAP# + OPN# + TRL#. </text:p>
        </text:list-item>
        <text:list-item>
          <text:p text:style-name="P18">Завершённые единицы получают нейромедиаторные маркеры: (+) при обнулении вектора, (−) при увеличении. </text:p>
        </text:list-item>
        <text:list-item>
          <text:p text:style-name="P18">Нейромедиаторные системы различны для каждого уровня: дофамин (физический), серотонин (символьный), опиоиды (аксиологический). </text:p>
        </text:list-item>
        <text:list-item>
          <text:p text:style-name="P18">Маркеры определяют стратегию поведения: (+) → повторять, (−) → избегать. </text:p>
        </text:list-item>
        <text:list-item>
          <text:p text:style-name="P18">Незавершённые записи TRL генерируют фоновую активность (эффект Зейгарник). Незакрытый MOTV в TRLB — самый глубокий случай, блокирующий развитие. </text:p>
        </text:list-item>
        <text:list-item>
          <text:p text:style-name="P18">Маркированные записи TRL являются обучающими данными для переобучения CNN в период покоя. Replay маркированных записей во сне — механизм этого переобучения. </text:p>
        </text:list-item>
        <text:list-item>
          <text:p text:style-name="P19">TRLB — траектория личности. Не текущее состояние, а путь становления. Мудрость — это богатый TRLB с преобладанием маркеров (+). </text:p>
        </text:list-item>
      </text:list>
      <text:p text:style-name="P20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8T22:59:57.882346900</dc:date>
    <meta:editing-duration>PT22H43M10S</meta:editing-duration>
    <meta:editing-cycles>10</meta:editing-cycles>
    <meta:generator>LibreOffice/26.2.1.2$Windows_X86_64 LibreOffice_project/620$Build-2</meta:generator>
    <meta:document-statistic meta:table-count="6" meta:image-count="0" meta:object-count="0" meta:page-count="9" meta:paragraph-count="226" meta:word-count="2395" meta:character-count="18036" meta:non-whitespace-character-count="15788"/>
  </office:meta>
</office:document-meta>
</file>